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390" officeooo:paragraph-rsid="00009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kkk iai ma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29:58.816374426</meta:creation-date>
    <dc:date>2019-02-11T10:30:29.612684183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4.2.8.2$Linux_X86_64 LibreOffice_project/420m0$Build-2</meta:generator>
  </office:meta>
</office:document-meta>
</file>